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18a059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entury" fo:font-size="44pt" officeooo:rsid="001e9379" officeooo:paragraph-rsid="001e9379" style:font-size-asian="38.5pt" style:font-size-complex="44pt"/>
    </style:style>
    <style:style style:name="T1" style:family="text">
      <style:text-properties officeooo:rsid="001ee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1">6</text:span> - Evolution et main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3.405000000</meta:creation-date>
    <dc:date>2019-03-26T15:22:49.291000000</dc:date>
    <meta:editing-duration>PT4M28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